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860.5pt" style:font-size-asian="860.5pt" style:font-size-complex="86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75cm" svg:height="34.169cm" svg:x="0.338cm" svg:y="-1.847cm">
          <draw:text-box>
            <text:p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1:38:53.297949334</meta:creation-date>
    <dc:date>2023-12-28T12:34:34.229400984</dc:date>
    <meta:editing-duration>PT55M43S</meta:editing-duration>
    <meta:editing-cycles>1</meta:editing-cycles>
    <meta:document-statistic meta:object-count="1"/>
    <meta:generator>LibreOffice/7.6.4.1$Linux_X86_64 LibreOffice_project/60$Build-1</meta:generator>
  </office:meta>
</office:document-meta>
</file>